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tiatedDocument.setDocumentNumber( Integer document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Document.getVect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Document.Instantiate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Document.getDocumen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Document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Document.InstantiatedDocument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Document.setVectorSpace( Map &lt; String , List &lt; InstantiatedTermDocumentInformation &gt; &gt; vector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Docu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